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1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7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mm"/>
    </style:style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ackground-color="transparent"/>
      <style:map style:condition="cell-content()&lt;=0.5" style:apply-style-name="Really_20_Bad" style:base-cell-address="Foglio1.N3"/>
      <style:map style:condition="cell-content-is-between(0.5,0.7)" style:apply-style-name="Benino" style:base-cell-address="Foglio1.N3"/>
      <style:map style:condition="cell-content-is-between(0.70000001,0.85)" style:apply-style-name="Really_20_Good" style:base-cell-address="Foglio1.N3"/>
      <style:map style:condition="cell-content-is-between(0.7,1)" style:apply-style-name="Excellent" style:base-cell-address="Foglio1.N3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column table:style-name="co1" table:number-columns-repeated="2" table:default-cell-style-name="ce17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NFRA</text:p>
          </table:table-cell>
          <table:table-cell table:style-name="ce1" office:value-type="string" calcext:value-type="string">
            <text:p>21-09-2018</text:p>
          </table:table-cell>
          <table:table-cell table:style-name="ce1" office:value-type="string" calcext:value-type="string">
            <text:p>ANTlab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 in</text:p>
          </table:table-cell>
          <table:table-cell table:style-name="ce1" office:value-type="string" calcext:value-type="string">
            <text:p>RMSE 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 </text:p>
          </table:table-cell>
          <table:table-cell table:style-name="ce1" office:value-type="string" calcext:value-type="string">
            <text:p>ACC. OUT</text:p>
          </table:table-cell>
          <table:table-cell table:style-name="ce1" office:value-type="string" calcext:value-type="string">
            <text:p>enough zero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media %</text:p>
          </table:table-cell>
        </table:table-row>
        <table:table-row table:style-name="ro1">
          <table:table-cell table:style-name="ce23" office:value-type="time" office:time-value="PT09H55M00S" calcext:value-type="time">
            <text:p>09:55:0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formula="of:=SQRT(([.B3]-[.C3])^2/[.B3])" office:value-type="float" office:value="0" calcext:value-type="float">
            <text:p>0,00</text:p>
          </table:table-cell>
          <table:table-cell table:formula="of:=SQRT(([.D3]-[.E3])^2/[.D3])" office:value-type="float" office:value="0" calcext:value-type="float">
            <text:p>0,00</text:p>
          </table:table-cell>
          <table:table-cell table:style-name="ce17" table:formula="of:=SQRT(([.B3]-[.C3])^2/[.B3]+([.D3]-[.E3])^2/[.D3])" office:value-type="float" office:value="0" calcext:value-type="float">
            <text:p>0,00</text:p>
          </table:table-cell>
          <table:table-cell table:style-name="ce17" table:formula="of:=ABS([.B3]-[.C3]+([.D3]-[.E3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3:.K3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00M00S" calcext:value-type="time">
            <text:p>10:00:0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formula="of:=SQRT(([.B4]-[.C4])^2/[.B4])" office:value-type="float" office:value="0" calcext:value-type="float">
            <text:p>0,00</text:p>
          </table:table-cell>
          <table:table-cell table:formula="of:=SQRT(([.D4]-[.E4])^2/[.D4])" office:value-type="float" office:value="0" calcext:value-type="float">
            <text:p>0,00</text:p>
          </table:table-cell>
          <table:table-cell table:style-name="ce17" table:formula="of:=SQRT(([.B4]-[.C4])^2/[.B4]+([.D4]-[.E4])^2/[.D4])" office:value-type="float" office:value="0" calcext:value-type="float">
            <text:p>0,00</text:p>
          </table:table-cell>
          <table:table-cell table:style-name="ce17" table:formula="of:=ABS([.B4]-[.C4]+([.D4]-[.E4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4:.K4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05M00S" calcext:value-type="time">
            <text:p>10:05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formula="of:=SQRT(([.D5]-[.E5])^2/[.D5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5]-[.C5]+([.D5]-[.E5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-5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5:.K5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10M00S" calcext:value-type="time">
            <text:p>10:10: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formula="of:=SQRT(([.B6]-[.C6])^2/[.B6])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6]-[.C6]+([.D6]-[.E6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6:.K6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15M00S" calcext:value-type="time">
            <text:p>10:15: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7]-[.C7]+([.D7]-[.E7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-5-6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7:.K7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20M00S" calcext:value-type="time">
            <text:p>10:20:0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formula="of:=SQRT(([.B8]-[.C8])^2/[.B8])" office:value-type="float" office:value="0" calcext:value-type="float">
            <text:p>0,00</text:p>
          </table:table-cell>
          <table:table-cell table:formula="of:=SQRT(([.D8]-[.E8])^2/[.D8])" office:value-type="float" office:value="0" calcext:value-type="float">
            <text:p>0,00</text:p>
          </table:table-cell>
          <table:table-cell table:style-name="ce17" table:formula="of:=SQRT(([.B8]-[.C8])^2/[.B8]+([.D8]-[.E8])^2/[.D8])" office:value-type="float" office:value="0" calcext:value-type="float">
            <text:p>0,00</text:p>
          </table:table-cell>
          <table:table-cell table:style-name="ce17" table:formula="of:=ABS([.B8]-[.C8]+([.D8]-[.E8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900-1150</text:p>
          </table:table-cell>
          <table:table-cell table:style-name="ce30" table:formula="of:=AVERAGE([.J8:.K8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25M00S" calcext:value-type="time">
            <text:p>10:25: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formula="of:=SQRT(([.B9]-[.C9])^2/[.B9])" office:value-type="float" office:value="0.577350269189626" calcext:value-type="float">
            <text:p>0,58</text:p>
          </table:table-cell>
          <table:table-cell table:formula="of:=SQRT(([.D9]-[.E9])^2/[.D9])" office:value-type="float" office:value="0" calcext:value-type="float">
            <text:p>0,00</text:p>
          </table:table-cell>
          <table:table-cell table:style-name="ce17" table:formula="of:=SQRT(([.B9]-[.C9])^2/[.B9]+([.D9]-[.E9])^2/[.D9])" office:value-type="float" office:value="0.577350269189626" calcext:value-type="float">
            <text:p>0,58</text:p>
          </table:table-cell>
          <table:table-cell table:style-name="ce17" table:formula="of:=ABS([.B9]-[.C9]+([.D9]-[.E9]))" office:value-type="float" office:value="1" calcext:value-type="float">
            <text:p>1,00</text:p>
          </table:table-cell>
          <table:table-cell table:style-name="ce28" office:value-type="percentage" office:value="0.6667" calcext:value-type="percentage">
            <text:p>66,67%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9:.K9])" office:value-type="percentage" office:value="0.83335" calcext:value-type="percentage">
            <text:p>83,34%</text:p>
          </table:table-cell>
        </table:table-row>
        <table:table-row table:style-name="ro1">
          <table:table-cell table:style-name="ce23" office:value-type="time" office:time-value="PT10H30M00S" calcext:value-type="time">
            <text:p>10:30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formula="of:=SQRT(([.D10]-[.E10])^2/[.D10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10]-[.C10]+([.D10]-[.E10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10:.K10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35M00S" calcext:value-type="time">
            <text:p>10:35:0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formula="of:=SQRT(([.B11]-[.C11])^2/[.B11])" office:value-type="float" office:value="1" calcext:value-type="float">
            <text:p>1,00</text:p>
          </table:table-cell>
          <table:table-cell table:formula="of:=SQRT(([.D11]-[.E11])^2/[.D11])" office:value-type="float" office:value="0" calcext:value-type="float">
            <text:p>0,00</text:p>
          </table:table-cell>
          <table:table-cell table:style-name="ce17" table:formula="of:=SQRT(([.B11]-[.C11])^2/[.B11]+([.D11]-[.E11])^2/[.D11])" office:value-type="float" office:value="1" calcext:value-type="float">
            <text:p>1,00</text:p>
          </table:table-cell>
          <table:table-cell table:style-name="ce17" table:formula="of:=ABS([.B11]-[.C11]+([.D11]-[.E11]))" office:value-type="float" office:value="1" calcext:value-type="float">
            <text:p>1,00</text:p>
          </table:table-cell>
          <table:table-cell table:style-name="ce28" office:value-type="percentage" office:value="0.5" calcext:value-type="percentage">
            <text:p>50,00%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-5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11:.K11])" office:value-type="percentage" office:value="0.75" calcext:value-type="percentage">
            <text:p>75,00%</text:p>
          </table:table-cell>
        </table:table-row>
        <table:table-row table:style-name="ro1">
          <table:table-cell table:style-name="ce23" office:value-type="time" office:time-value="PT10H40M00S" calcext:value-type="time">
            <text:p>10:40:00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formula="of:=SQRT(([.B12]-[.C12])^2/[.B12])" office:value-type="float" office:value="0" calcext:value-type="float">
            <text:p>0,00</text:p>
          </table:table-cell>
          <table:table-cell table:formula="of:=SQRT(([.D12]-[.E12])^2/[.D12])" office:value-type="float" office:value="0.447213595499958" calcext:value-type="float">
            <text:p>0,45</text:p>
          </table:table-cell>
          <table:table-cell table:style-name="ce17" table:formula="of:=SQRT(([.B12]-[.C12])^2/[.B12]+([.D12]-[.E12])^2/[.D12])" office:value-type="float" office:value="0.447213595499958" calcext:value-type="float">
            <text:p>0,45</text:p>
          </table:table-cell>
          <table:table-cell table:style-name="ce17" table:formula="of:=ABS([.B12]-[.C12]+([.D12]-[.E12]))" office:value-type="float" office:value="1" calcext:value-type="float">
            <text:p>1,00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8" office:value-type="percentage" office:value="0.8" calcext:value-type="percentage">
            <text:p>80,00%</text:p>
          </table:table-cell>
          <table:table-cell table:style-name="ce25" office:value-type="string" calcext:value-type="string">
            <text:p>3-4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12:.K12])" office:value-type="percentage" office:value="0.9" calcext:value-type="percentage">
            <text:p>90,00%</text:p>
          </table:table-cell>
        </table:table-row>
        <table:table-row table:style-name="ro1">
          <table:table-cell table:style-name="ce23" office:value-type="time" office:time-value="PT10H45M00S" calcext:value-type="time">
            <text:p>10:45:0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formula="of:=SQRT(([.B13]-[.C13])^2/[.B13])" office:value-type="float" office:value="1.78885438199983" calcext:value-type="float">
            <text:p>1,79</text:p>
          </table:table-cell>
          <table:table-cell table:formula="of:=SQRT(([.D13]-[.E13])^2/[.D13])" office:value-type="float" office:value="0.5" calcext:value-type="float">
            <text:p>0,50</text:p>
          </table:table-cell>
          <table:table-cell table:style-name="ce17" table:formula="of:=SQRT(([.B13]-[.C13])^2/[.B13]+([.D13]-[.E13])^2/[.D13])" office:value-type="float" office:value="1.85741756210067" calcext:value-type="float">
            <text:p>1,86</text:p>
          </table:table-cell>
          <table:table-cell table:style-name="ce17" table:formula="of:=ABS([.B13]-[.C13]+([.D13]-[.E13]))" office:value-type="float" office:value="3" calcext:value-type="float">
            <text:p>3,00</text:p>
          </table:table-cell>
          <table:table-cell table:style-name="ce28" office:value-type="percentage" office:value="0.2" calcext:value-type="percentage">
            <text:p>20,00%</text:p>
          </table:table-cell>
          <table:table-cell table:style-name="ce28" office:value-type="percentage" office:value="0.75" calcext:value-type="percentage">
            <text:p>75,00%</text:p>
          </table:table-cell>
          <table:table-cell table:style-name="ce25" office:value-type="string" calcext:value-type="string">
            <text:p>3-4-5-6</text:p>
          </table:table-cell>
          <table:table-cell table:style-name="ce25" office:value-type="string" calcext:value-type="string">
            <text:p>800-850</text:p>
          </table:table-cell>
          <table:table-cell table:style-name="ce30" table:formula="of:=AVERAGE([.J13:.K13])" office:value-type="percentage" office:value="0.475" calcext:value-type="percentage">
            <text:p>47,50%</text:p>
          </table:table-cell>
        </table:table-row>
        <table:table-row table:style-name="ro1">
          <table:table-cell table:style-name="ce23" office:value-type="time" office:time-value="PT10H50M00S" calcext:value-type="time">
            <text:p>10:50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formula="of:=SQRT(([.D14]-[.E14])^2/[.D14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14]-[.C14]+([.D14]-[.E14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14:.K14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0H55M00S" calcext:value-type="time">
            <text:p>10:55:0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formula="of:=SQRT(([.B15]-[.C15])^2/[.B15])" office:value-type="float" office:value="0.707106781186548" calcext:value-type="float">
            <text:p>0,71</text:p>
          </table:table-cell>
          <table:table-cell table:formula="of:=SQRT(([.D15]-[.E15])^2/[.D15])" office:value-type="float" office:value="0" calcext:value-type="float">
            <text:p>0,00</text:p>
          </table:table-cell>
          <table:table-cell table:style-name="ce17" table:formula="of:=SQRT(([.B15]-[.C15])^2/[.B15]+([.D15]-[.E15])^2/[.D15])" office:value-type="float" office:value="0.707106781186548" calcext:value-type="float">
            <text:p>0,71</text:p>
          </table:table-cell>
          <table:table-cell table:style-name="ce17" table:formula="of:=ABS([.B15]-[.C15]+([.D15]-[.E15]))" office:value-type="float" office:value="1" calcext:value-type="float">
            <text:p>1,00</text:p>
          </table:table-cell>
          <table:table-cell table:style-name="ce28" office:value-type="percentage" office:value="0.5" calcext:value-type="percentage">
            <text:p>50,00%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5-6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15:.K15])" office:value-type="percentage" office:value="0.75" calcext:value-type="percentage">
            <text:p>75,00%</text:p>
          </table:table-cell>
        </table:table-row>
        <table:table-row table:style-name="ro1">
          <table:table-cell table:style-name="ce23" office:value-type="time" office:time-value="PT11H01M00S" calcext:value-type="time">
            <text:p>11:01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formula="of:=SQRT(([.D16]-[.E16])^2/[.D16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16]-[.C16]+([.D16]-[.E16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16:.K16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1H16M00S" calcext:value-type="time">
            <text:p>11:16:0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formula="of:=SQRT(([.B17]-[.C17])^2/[.B17])" office:value-type="float" office:value="0.5" calcext:value-type="float">
            <text:p>0,50</text:p>
          </table:table-cell>
          <table:table-cell table:formula="of:=SQRT(([.D17]-[.E17])^2/[.D17])" office:value-type="float" office:value="0.577350269189626" calcext:value-type="float">
            <text:p>0,58</text:p>
          </table:table-cell>
          <table:table-cell table:style-name="ce17" table:formula="of:=SQRT(([.B17]-[.C17])^2/[.B17]+([.D17]-[.E17])^2/[.D17])" office:value-type="float" office:value="0.763762615825973" calcext:value-type="float">
            <text:p>0,76</text:p>
          </table:table-cell>
          <table:table-cell table:style-name="ce17" table:formula="of:=ABS([.B17]-[.C17]+([.D17]-[.E17]))" office:value-type="float" office:value="0" calcext:value-type="float">
            <text:p>0,00</text:p>
          </table:table-cell>
          <table:table-cell table:style-name="ce28" office:value-type="percentage" office:value="0.75" calcext:value-type="percentage">
            <text:p>75,00%</text:p>
          </table:table-cell>
          <table:table-cell table:style-name="ce28" office:value-type="percentage" office:value="0.6667" calcext:value-type="percentage">
            <text:p>66,67%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17:.K17])" office:value-type="percentage" office:value="0.70835" calcext:value-type="percentage">
            <text:p>70,84%</text:p>
          </table:table-cell>
        </table:table-row>
        <table:table-row table:style-name="ro1">
          <table:table-cell table:style-name="ce23" office:value-type="time" office:time-value="PT11H21M00S" calcext:value-type="time">
            <text:p>11:21:0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formula="of:=SQRT(([.B18]-[.C18])^2/[.B18])" office:value-type="float" office:value="1.4142135623731" calcext:value-type="float">
            <text:p>1,41</text:p>
          </table:table-cell>
          <table:table-cell table:formula="of:=SQRT(([.D18]-[.E18])^2/[.D18])" office:value-type="float" office:value="1" calcext:value-type="float">
            <text:p>1,00</text:p>
          </table:table-cell>
          <table:table-cell table:style-name="ce17" table:formula="of:=SQRT(([.B18]-[.C18])^2/[.B18]+([.D18]-[.E18])^2/[.D18])" office:value-type="float" office:value="1.73205080756888" calcext:value-type="float">
            <text:p>1,73</text:p>
          </table:table-cell>
          <table:table-cell table:style-name="ce17" table:formula="of:=ABS([.B18]-[.C18]+([.D18]-[.E18]))" office:value-type="float" office:value="4" calcext:value-type="float">
            <text:p>4,00</text:p>
          </table:table-cell>
          <table:table-cell table:style-name="ce28" office:value-type="percentage" office:value="0" calcext:value-type="percentage">
            <text:p>0,00%</text:p>
          </table:table-cell>
          <table:table-cell table:style-name="ce28" office:value-type="percentage" office:value="0.5" calcext:value-type="percentage">
            <text:p>50,00%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18:.K18])" office:value-type="percentage" office:value="0.25" calcext:value-type="percentage">
            <text:p>25,00%</text:p>
          </table:table-cell>
        </table:table-row>
        <table:table-row table:style-name="ro1">
          <table:table-cell table:style-name="ce23" office:value-type="time" office:time-value="PT11H26M00S" calcext:value-type="time">
            <text:p>11:26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formula="of:=SQRT(([.D19]-[.E19])^2/[.D19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19]-[.C19]+([.D19]-[.E19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19:.K19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1H31M00S" calcext:value-type="time">
            <text:p>11:31:00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formula="of:=SQRT(([.B20]-[.C20])^2/[.B20])" office:value-type="float" office:value="0" calcext:value-type="float">
            <text:p>0,00</text:p>
          </table:table-cell>
          <table:table-cell table:formula="of:=SQRT(([.D20]-[.E20])^2/[.D20])" office:value-type="float" office:value="0" calcext:value-type="float">
            <text:p>0,00</text:p>
          </table:table-cell>
          <table:table-cell table:style-name="ce17" table:formula="of:=SQRT(([.B20]-[.C20])^2/[.B20]+([.D20]-[.E20])^2/[.D20])" office:value-type="float" office:value="0" calcext:value-type="float">
            <text:p>0,00</text:p>
          </table:table-cell>
          <table:table-cell table:style-name="ce17" table:formula="of:=ABS([.B20]-[.C20]+([.D20]-[.E20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ALL</text:p>
          </table:table-cell>
          <table:table-cell table:style-name="ce25" office:value-type="float" office:value="1150" calcext:value-type="float">
            <text:p>1150</text:p>
          </table:table-cell>
          <table:table-cell table:style-name="ce30" table:formula="of:=AVERAGE([.J20:.K20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1H36M00S" calcext:value-type="time">
            <text:p>11:36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21]-[.C21]+([.D21]-[.E21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21:.K21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1H41M00S" calcext:value-type="time">
            <text:p>11:41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22]-[.C22]+([.D22]-[.E22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22:.K22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1H46M00S" calcext:value-type="time">
            <text:p>11:46: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formula="of:=SQRT(([.B23]-[.C23])^2/[.B23])" office:value-type="float" office:value="0" calcext:value-type="float">
            <text:p>0,00</text:p>
          </table:table-cell>
          <table:table-cell table:formula="of:=SQRT(([.D23]-[.E23])^2/[.D23])" office:value-type="float" office:value="0" calcext:value-type="float">
            <text:p>0,00</text:p>
          </table:table-cell>
          <table:table-cell table:style-name="ce17" table:formula="of:=SQRT(([.B23]-[.C23])^2/[.B23]+([.D23]-[.E23])^2/[.D23])" office:value-type="float" office:value="0" calcext:value-type="float">
            <text:p>0,00</text:p>
          </table:table-cell>
          <table:table-cell table:style-name="ce17" table:formula="of:=ABS([.B23]-[.C23]+([.D23]-[.E23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23:.K23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1H51M00S" calcext:value-type="time">
            <text:p>11:51: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formula="of:=SQRT(([.B24]-[.C24])^2/[.B24])" office:value-type="float" office:value="1" calcext:value-type="float">
            <text:p>1,00</text:p>
          </table:table-cell>
          <table:table-cell table:formula="of:=SQRT(([.D24]-[.E24])^2/[.D24])" office:value-type="float" office:value="0" calcext:value-type="float">
            <text:p>0,00</text:p>
          </table:table-cell>
          <table:table-cell table:style-name="ce17" table:formula="of:=SQRT(([.B24]-[.C24])^2/[.B24]+([.D24]-[.E24])^2/[.D24])" office:value-type="float" office:value="1" calcext:value-type="float">
            <text:p>1,00</text:p>
          </table:table-cell>
          <table:table-cell table:style-name="ce17" table:formula="of:=ABS([.B24]-[.C24]+([.D24]-[.E24]))" office:value-type="float" office:value="1" calcext:value-type="float">
            <text:p>1,00</text:p>
          </table:table-cell>
          <table:table-cell table:style-name="ce28" office:value-type="percentage" office:value="0" calcext:value-type="percentage">
            <text:p>0,00%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4-5-6-7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24:.K24])" office:value-type="percentage" office:value="0.5" calcext:value-type="percentage">
            <text:p>50,00%</text:p>
          </table:table-cell>
        </table:table-row>
        <table:table-row table:style-name="ro1">
          <table:table-cell table:style-name="ce23" office:value-type="time" office:time-value="PT11H56M00S" calcext:value-type="time">
            <text:p>11:56:0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formula="of:=SQRT(([.B25]-[.C25])^2/[.B25])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25]-[.C25]+([.D25]-[.E25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25:.K25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01M00S" calcext:value-type="time">
            <text:p>12:01:0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formula="of:=SQRT(([.B26]-[.C26])^2/[.B26])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26]-[.C26]+([.D26]-[.E26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26:.K26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06M00S" calcext:value-type="time">
            <text:p>12:06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table:formula="of:=SQRT(([.D27]-[.E27])^2/[.D27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27]-[.C27]+([.D27]-[.E27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-5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27:.K27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11M00S" calcext:value-type="time">
            <text:p>12:11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28]-[.C28]+([.D28]-[.E28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28:.K28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16M00S" calcext:value-type="time">
            <text:p>12:16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29]-[.C29]+([.D29]-[.E29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29:.K29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21M00S" calcext:value-type="time">
            <text:p>12:21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formula="of:=SQRT(([.D30]-[.E30])^2/[.D30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30]-[.C30]+([.D30]-[.E30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30:.K30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26M00S" calcext:value-type="time">
            <text:p>12:26:0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formula="of:=SQRT(([.B31]-[.C31])^2/[.B31])" office:value-type="float" office:value="0" calcext:value-type="float">
            <text:p>0,00</text:p>
          </table:table-cell>
          <table:table-cell table:formula="of:=SQRT(([.D31]-[.E31])^2/[.D31])" office:value-type="float" office:value="0" calcext:value-type="float">
            <text:p>0,00</text:p>
          </table:table-cell>
          <table:table-cell table:style-name="ce17" table:formula="of:=SQRT(([.B31]-[.C31])^2/[.B31]+([.D31]-[.E31])^2/[.D31])" office:value-type="float" office:value="0" calcext:value-type="float">
            <text:p>0,00</text:p>
          </table:table-cell>
          <table:table-cell table:style-name="ce17" table:formula="of:=ABS([.B31]-[.C31]+([.D31]-[.E31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5-6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31:.K31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31M00S" calcext:value-type="time">
            <text:p>12:31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32]-[.C32]+([.D32]-[.E32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32:.K32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36M00S" calcext:value-type="time">
            <text:p>12:36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33]-[.C33]+([.D33]-[.E33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33:.K33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41M00S" calcext:value-type="time">
            <text:p>12:41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34]-[.C34]+([.D34]-[.E34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34:.K34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46M00S" calcext:value-type="time">
            <text:p>12:46: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table:formula="of:=SQRT(([.D35]-[.E35])^2/[.D35])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35]-[.C35]+([.D35]-[.E35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-5</text:p>
          </table:table-cell>
          <table:table-cell table:style-name="ce25" office:value-type="string" calcext:value-type="string">
            <text:p>ALL</text:p>
          </table:table-cell>
          <table:table-cell table:style-name="ce30" table:formula="of:=AVERAGE([.J35:.K35])" office:value-type="percentage" office:value="1" calcext:value-type="percentage">
            <text:p>100,00%</text:p>
          </table:table-cell>
        </table:table-row>
        <table:table-row table:style-name="ro1">
          <table:table-cell table:style-name="ce23" office:value-type="time" office:time-value="PT12H51M00S" calcext:value-type="time">
            <text:p>12:51: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formula="of:=SQRT(([.B36]-[.C36])^2/[.B36])" office:value-type="float" office:value="1" calcext:value-type="float">
            <text:p>1,00</text:p>
          </table:table-cell>
          <table:table-cell table:formula="of:=SQRT(([.D36]-[.E36])^2/[.D36])" office:value-type="float" office:value="0" calcext:value-type="float">
            <text:p>0,00</text:p>
          </table:table-cell>
          <table:table-cell table:style-name="ce17" table:formula="of:=SQRT(([.B36]-[.C36])^2/[.B36]+([.D36]-[.E36])^2/[.D36])" office:value-type="float" office:value="1" calcext:value-type="float">
            <text:p>1,00</text:p>
          </table:table-cell>
          <table:table-cell table:style-name="ce17" table:formula="of:=ABS([.B36]-[.C36]+([.D36]-[.E36]))" office:value-type="float" office:value="1" calcext:value-type="float">
            <text:p>1,00</text:p>
          </table:table-cell>
          <table:table-cell table:style-name="ce28" office:value-type="percentage" office:value="0" calcext:value-type="percentage">
            <text:p>0,00%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25" office:value-type="string" calcext:value-type="string">
            <text:p>3-4-5</text:p>
          </table:table-cell>
          <table:table-cell table:style-name="ce25" office:value-type="string" calcext:value-type="string">
            <text:p>800-850</text:p>
          </table:table-cell>
          <table:table-cell table:style-name="ce30" table:formula="of:=AVERAGE([.J36:.K36])" office:value-type="percentage" office:value="0.5" calcext:value-type="percentage">
            <text:p>50,00%</text:p>
          </table:table-cell>
        </table:table-row>
        <table:table-row table:style-name="ro1">
          <table:table-cell table:style-name="ce23" office:value-type="time" office:time-value="PT12H56M00S" calcext:value-type="time">
            <text:p>12:56:0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ABS([.B37]-[.C37]+([.D37]-[.E37]))" office:value-type="float" office:value="0" calcext:value-type="float">
            <text:p>0,00</text:p>
          </table:table-cell>
          <table:table-cell table:number-columns-repeated="2" table:style-name="ce28" office:value-type="percentage" office:value="1" calcext:value-type="percentage">
            <text:p>100,00%</text:p>
          </table:table-cell>
          <table:table-cell table:number-columns-repeated="2" table:style-name="ce25" office:value-type="string" calcext:value-type="string">
            <text:p>ALL</text:p>
          </table:table-cell>
          <table:table-cell table:style-name="ce30" table:formula="of:=AVERAGE([.J37:.K37])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TOTALE</text:p>
          </table:table-cell>
          <table:table-cell table:style-name="ce6" table:formula="of:=SUM([.B3:.B37])" office:value-type="float" office:value="37" calcext:value-type="float">
            <text:p>37</text:p>
          </table:table-cell>
          <table:table-cell table:style-name="ce6" table:formula="of:=SUM([.C3:.C37])" office:value-type="float" office:value="29" calcext:value-type="float">
            <text:p>29</text:p>
          </table:table-cell>
          <table:table-cell table:style-name="ce6" table:formula="of:=SUM([.D3:.D37])" office:value-type="float" office:value="46" calcext:value-type="float">
            <text:p>46</text:p>
          </table:table-cell>
          <table:table-cell table:style-name="ce6" table:formula="of:=SUM([.E3:.E37])" office:value-type="float" office:value="45" calcext:value-type="float">
            <text:p>45</text:p>
          </table:table-cell>
          <table:table-cell table:style-name="ce11" table:formula="of:=AVERAGE([.F3:.F37])" office:value-type="float" office:value="0.228214999849974" calcext:value-type="float">
            <text:p>0,23</text:p>
          </table:table-cell>
          <table:table-cell table:style-name="ce11" table:formula="of:=AVERAGE([.G3:.G37])" office:value-type="float" office:value="0.0721303961339881" calcext:value-type="float">
            <text:p>0,07</text:p>
          </table:table-cell>
          <table:table-cell table:style-name="ce11" table:formula="of:=AVERAGE([.H3:.H37])" office:value-type="float" office:value="0.25956861803919" calcext:value-type="float">
            <text:p>0,26</text:p>
          </table:table-cell>
          <table:table-cell table:style-name="ce11" table:formula="of:=AVERAGE([.I3:.I37])" office:value-type="float" office:value="0.371428571428571" calcext:value-type="float">
            <text:p>0,37</text:p>
          </table:table-cell>
          <table:table-cell table:style-name="ce16" table:formula="of:=AVERAGE([.J3:.J37])" office:value-type="percentage" office:value="0.846191428571429" calcext:value-type="percentage">
            <text:p>84,62%</text:p>
          </table:table-cell>
          <table:table-cell table:style-name="ce16" table:formula="of:=AVERAGE([.K3:.K37])" office:value-type="percentage" office:value="0.963334285714286" calcext:value-type="percentage">
            <text:p>96,33%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17" table:formula="of:=MIN([.B38:.C38])/MAX([.B38:.C38])*100" office:value-type="float" office:value="78.3783783783784" calcext:value-type="float">
            <text:p>78,38</text:p>
          </table:table-cell>
          <table:table-cell table:style-name="ce17" table:formula="of:=MIN([.D38];[.E38])/MAX(;[.D38];[.E38])*100" office:value-type="float" office:value="97.8260869565217" calcext:value-type="float">
            <text:p>97,8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Old RMSE</text:p>
          </table:table-cell>
          <table:table-cell table:style-name="ce1" office:value-type="string" calcext:value-type="string">
            <text:p>MAE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office:value-type="float" office:value="0.71" calcext:value-type="float">
            <text:p>0,7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office:value-type="float" office:value="0.71" calcext:value-type="float">
            <text:p>0,7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office:value-type="float" office:value="0.71" calcext:value-type="float">
            <text:p>0,7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office:value-type="float" office:value="2.92" calcext:value-type="float">
            <text:p>2,9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office:value-type="float" office:value="0.71" calcext:value-type="float">
            <text:p>0,7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office:value-type="float" office:value="0.71" calcext:value-type="float">
            <text:p>0,7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office:value-type="float" office:value="0.71" calcext:value-type="float">
            <text:p>0,71</text:p>
          </table:table-cell>
          <table:table-cell table:style-name="ce25"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Media</text:p>
          </table:table-cell>
          <table:table-cell table:style-name="ce11" table:formula="of:=AVERAGE([.F41:.F75])" office:value-type="float" office:value="0.290857142857143" calcext:value-type="float">
            <text:p>0,29</text:p>
          </table:table-cell>
          <table:table-cell table:style-name="ce11" table:formula="of:=AVERAGE([.G41:.G75])" office:value-type="float" office:value="0.242857142857143" calcext:value-type="float">
            <text:p>0,24</text:p>
          </table:table-cell>
          <table:table-cell table:number-columns-repeated="7"/>
        </table:table-row>
        <calcext:conditional-formats>
          <calcext:conditional-format calcext:target-range-address="Foglio1.N3:Foglio1.N37">
            <calcext:condition calcext:apply-style-name="Really Bad" calcext:value="&lt;=0.5" calcext:base-cell-address="Foglio1.N3"/>
            <calcext:condition calcext:apply-style-name="Benino" calcext:value="between(0.5,0.7)" calcext:base-cell-address="Foglio1.N3"/>
            <calcext:condition calcext:apply-style-name="Really Good" calcext:value="between(0.70000001,0.85)" calcext:base-cell-address="Foglio1.N3"/>
            <calcext:condition calcext:apply-style-name="Excellent" calcext:value="between(0.7,1)" calcext:base-cell-address="Foglio1.N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ally_20_Bad" style:display-name="Really Bad" style:family="table-cell" style:parent-style-name="Default">
      <style:table-cell-properties fo:background-color="#ed1c24"/>
    </style:style>
    <style:style style:name="Benino" style:family="table-cell" style:parent-style-name="Default">
      <style:table-cell-properties fo:background-color="#fdc578"/>
    </style:style>
    <style:style style:name="Really_20_Good" style:display-name="Really Good" style:family="table-cell" style:parent-style-name="Default">
      <style:table-cell-properties fo:background-color="#add58a"/>
    </style:style>
    <style:style style:name="Excellent" style:family="table-cell" style:parent-style-name="Default">
      <style:table-cell-properties fo:background-color="#00aaa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5:06:12.71022679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58:51.148624180</meta:creation-date>
    <dc:date>2018-10-04T15:15:20.589140105</dc:date>
    <meta:editing-duration>PT57M52S</meta:editing-duration>
    <meta:editing-cycles>2</meta:editing-cycles>
    <meta:generator>LibreOffice/6.0.6.2$Linux_X86_64 LibreOffice_project/00m0$Build-2</meta:generator>
    <meta:document-statistic meta:table-count="1" meta:cell-count="595" meta:object-count="0"/>
  </office:meta>
</office:document-meta>
</file>